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3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.5cm" svg:y1="5.9cm" svg:x2="9.7cm" svg:y2="5.9cm">
          <text:p/>
        </draw:line>
        <draw:line draw:style-name="gr1" draw:text-style-name="P1" draw:layer="layout" svg:x1="6.9cm" svg:y1="15.3cm" svg:x2="10cm" svg:y2="15.3cm">
          <text:p/>
        </draw:line>
        <draw:custom-shape draw:style-name="gr2" draw:text-style-name="P3" draw:layer="layout" svg:width="2.2cm" svg:height="2.2cm" svg:x="4.225cm" svg:y="4.8cm">
          <text:p text:style-name="P2"><text:span text:style-name="T1">パーセプ</text:span></text:p>
          <text:p text:style-name="P2"><text:span text:style-name="T1">トロン</text:span></text:p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2cm" svg:height="2.2cm" svg:x="4.625cm" svg:y="14.2cm">
          <text:p text:style-name="P2"><text:span text:style-name="T1">パーセプ</text:span></text:p>
          <text:p text:style-name="P2"><text:span text:style-name="T1">トロン</text:span></text:p>
          <text:p text:style-name="P2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cm" svg:height="2.4cm" svg:x="5.025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4" draw:text-style-name="P1" draw:layer="layout" svg:width="4.1cm" svg:height="14.8cm" svg:x="3.625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1cm" svg:height="1.55cm" svg:x="4.325cm" svg:y="2.4cm">
          <draw:text-box>
            <text:p>入力層</text:p>
          </draw:text-box>
        </draw:frame>
        <draw:frame draw:style-name="gr6" draw:text-style-name="P5" draw:layer="layout" svg:width="2.5cm" svg:height="1.15cm" svg:x="0.926cm" svg:y="5.5cm">
          <draw:text-box>
            <text:p>入力0</text:p>
          </draw:text-box>
        </draw:frame>
        <draw:frame draw:style-name="gr7" draw:text-style-name="P5" draw:layer="layout" svg:width="3cm" svg:height="1.521cm" svg:x="0.725cm" svg:y="14.9cm">
          <draw:text-box>
            <text:p>入力N-1</text:p>
          </draw:text-box>
        </draw:frame>
        <draw:frame draw:style-name="gr3" draw:text-style-name="P4" draw:layer="layout" svg:width="1.1cm" svg:height="2.4cm" svg:x="1.726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1" draw:text-style-name="P1" draw:layer="layout" svg:x1="3.026cm" svg:y1="5.9cm" svg:x2="4.226cm" svg:y2="5.9cm">
          <text:p/>
        </draw:line>
        <draw:line draw:style-name="gr1" draw:text-style-name="P1" draw:layer="layout" svg:x1="3.325cm" svg:y1="15.3cm" svg:x2="4.525cm" svg:y2="15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0T13:54:45.554343073</dc:date>
    <meta:editing-duration>PT44M50S</meta:editing-duration>
    <meta:editing-cycles>25</meta:editing-cycles>
    <meta:generator>LibreOffice/6.4.5.2$Linux_X86_64 LibreOffice_project/40$Build-2</meta:generator>
    <meta:document-statistic meta:object-count="12"/>
  </office:meta>
</office:document-meta>
</file>